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E479311259FE412.png" manifest:media-type="image/png"/>
  <manifest:file-entry manifest:full-path="Pictures/100000000000078000000438897BE61BFE7F8C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ef0" officeooo:paragraph-rsid="001e0ef0"/>
    </style:style>
    <style:style style:name="P2" style:family="paragraph" style:parent-style-name="Standard">
      <style:text-properties officeooo:rsid="001e4099" officeooo:paragraph-rsid="001e4099"/>
    </style:style>
    <style:style style:name="P3" style:family="paragraph" style:parent-style-name="Standard">
      <style:text-properties officeooo:paragraph-rsid="001e4099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Standard">
      <style:text-properties fo:font-size="28pt" officeooo:rsid="00216723" officeooo:paragraph-rsid="00216723" style:font-size-asian="28pt" style:font-size-complex="28pt"/>
    </style:style>
    <style:style style:name="T1" style:family="text">
      <style:text-properties officeooo:rsid="001e40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WPL LAB 7 230905290</text:p>
      <text:p text:style-name="P5">Rohan Shenoy CSE D Roll no32</text:p>
      <text:p text:style-name="Standard"/>
      <text:p text:style-name="Standard"/>
      <text:p text:style-name="P1">Q1] <text:s/>Develop a web application using Django framework to demonstrate the transfer of</text:p>
      <text:p text:style-name="P1">multiple parameters between web pages. User should be presented with a dropdown</text:p>
      <text:p text:style-name="P1">list containing car manufacturers, a text box which takes model name of the</text:p>
      <text:p text:style-name="P1">manufacturer and a submit button. On submitting the web page, the user is forwarded</text:p>
      <text:p text:style-name="P1">to a new page. This new page should display the selected car manufacturer name and</text:p>
      <text:p text:style-name="P1">the model name.</text:p>
      <text:p text:style-name="P1"/>
      <text:p text:style-name="Standard"/>
      <text:p text:style-name="P3"><draw:frame draw:style-name="fr1" draw:name="Image1" text:anchor-type="char" svg:width="17cm" svg:height="9.562cm" draw:z-index="0"><draw:image xlink:href="Pictures/100000000000078000000438897BE61BFE7F8C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2] <text:s/>Create a page firstPage.html with two TextBoxes [Name, Roll], DropDownList</text:p>
      <text:p text:style-name="P2">[Subjects], and a button. Create another page secondPage.html with a label and a</text:p>
      <text:p text:style-name="P2">button. When the user clicks the button in first Page, he should be sent to the second</text:p>
      <text:p text:style-name="P2">page and display the contents passed from first page in the label. The button in second</text:p>
      <text:p text:style-name="P2">page should navigate the user back to firstPage. Use Django sessions to transfer</text:p>
      <text:p text:style-name="P2">information.</text:p>
      <text:p text:style-name="P2"/>
      <text:p text:style-name="P2"><draw:frame draw:style-name="fr1" draw:name="Image2" text:anchor-type="char" svg:width="17cm" svg:height="9.562cm" draw:z-index="1"><draw:image xlink:href="Pictures/1000000000000780000004382E479311259FE41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4:31:12.867347075</meta:creation-date>
    <dc:date>2026-03-13T14:40:20.278660939</dc:date>
    <meta:editing-duration>PT9M7S</meta:editing-duration>
    <meta:editing-cycles>6</meta:editing-cycles>
    <meta:generator>LibreOffice/7.4.7.2$Linux_X86_64 LibreOffice_project/40$Build-2</meta:generator>
    <meta:document-statistic meta:table-count="0" meta:image-count="2" meta:object-count="0" meta:page-count="2" meta:paragraph-count="14" meta:word-count="151" meta:character-count="889" meta:non-whitespace-character-count="750"/>
  </office:meta>
</office:document-meta>
</file>